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Quattrocento" svg:font-family="Quattrocento, Verdana, sans-serif"/>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3622b" officeooo:paragraph-rsid="0013622b" style:font-size-asian="12pt" style:font-size-complex="12pt"/>
    </style:style>
    <style:style style:name="P2"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67db8" officeooo:paragraph-rsid="00167db8" style:font-size-asian="12pt" style:font-size-complex="12pt"/>
    </style:style>
    <style:style style:name="P3"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6dfd0" officeooo:paragraph-rsid="0016dfd0" style:font-size-asian="12pt" style:font-size-complex="12pt"/>
    </style:style>
    <style:style style:name="P4"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74f34" officeooo:paragraph-rsid="00174f34" style:font-size-asian="12pt" style:font-size-complex="12pt"/>
    </style:style>
    <style:style style:name="P5"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9d35e" officeooo:paragraph-rsid="0019d35e" style:font-size-asian="12pt" style:font-size-complex="12pt"/>
    </style:style>
    <style:style style:name="P6"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3f0ac" officeooo:paragraph-rsid="0023f0ac" style:font-size-asian="12pt" style:font-size-complex="12pt"/>
    </style:style>
    <style:style style:name="P7"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4cbb8" officeooo:paragraph-rsid="0024cbb8" style:font-size-asian="12pt" style:font-size-complex="12pt"/>
    </style:style>
    <style:style style:name="P8"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6dccd" officeooo:paragraph-rsid="0026dccd" style:font-size-asian="12pt" style:font-size-complex="12pt"/>
    </style:style>
    <style:style style:name="P9"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0c1e6" officeooo:paragraph-rsid="0020c1e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29909" officeooo:paragraph-rsid="00229909"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37010" officeooo:paragraph-rsid="00237010"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style:font-size-asian="12pt" style:font-size-complex="12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10d190" officeooo:paragraph-rsid="0010d190"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167db8" officeooo:paragraph-rsid="00167db8" style:font-size-asian="12pt" style:font-size-complex="12p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185da3" officeooo:paragraph-rsid="00185da3" style:font-size-asian="12pt"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25b59e" officeooo:paragraph-rsid="0025b59e" style:font-size-asian="12pt" style:font-size-complex="12pt"/>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2b36f4" officeooo:paragraph-rsid="002b36f4" style:font-size-asian="12pt" style:font-size-complex="12p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2e7b98" officeooo:paragraph-rsid="002e7b98" style:font-size-asian="12pt" style:font-size-complex="12p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bold" officeooo:rsid="002f4ad0" officeooo:paragraph-rsid="002f4ad0" style:font-size-asian="12pt" style:font-weight-asian="bold" style:font-size-complex="12pt" style:font-weight-complex="bold"/>
    </style:style>
    <style:style style:name="P20" style:family="paragraph" style:parent-style-name="Standard" style:list-style-name="L1">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0d190" officeooo:paragraph-rsid="0010d190" style:font-size-asian="12pt" style:font-size-complex="12pt"/>
    </style:style>
    <style:style style:name="P21" style:family="paragraph" style:parent-style-name="Standard" style:list-style-name="L1">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1c1a1" officeooo:paragraph-rsid="0011c1a1" style:font-size-asian="12pt" style:font-size-complex="12pt"/>
    </style:style>
    <style:style style:name="P22" style:family="paragraph" style:parent-style-name="Standard" style:list-style-name="L1">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3622b" officeooo:paragraph-rsid="0013622b" style:font-size-asian="12pt" style:font-size-complex="12pt"/>
    </style:style>
    <style:style style:name="P23" style:family="paragraph" style:parent-style-name="Standard" style:list-style-name="L2">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3622b" officeooo:paragraph-rsid="0013622b" style:font-size-asian="12pt" style:font-size-complex="12pt"/>
    </style:style>
    <style:style style:name="P24" style:family="paragraph" style:parent-style-name="Standard" style:list-style-name="L2">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436ce" officeooo:paragraph-rsid="001436ce" style:font-size-asian="12pt" style:font-size-complex="12pt"/>
    </style:style>
    <style:style style:name="P25" style:family="paragraph" style:parent-style-name="Standard" style:list-style-name="L2">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58053" officeooo:paragraph-rsid="00158053" style:font-size-asian="12pt" style:font-size-complex="12pt"/>
    </style:style>
    <style:style style:name="P26" style:family="paragraph" style:parent-style-name="Standard" style:list-style-name="L2">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67db8" officeooo:paragraph-rsid="00167db8" style:font-size-asian="12pt" style:font-size-complex="12pt"/>
    </style:style>
    <style:style style:name="P27" style:family="paragraph" style:parent-style-name="Standard" style:list-style-name="L3">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67db8" officeooo:paragraph-rsid="00167db8" style:font-size-asian="12pt" style:font-size-complex="12pt"/>
    </style:style>
    <style:style style:name="P28" style:family="paragraph" style:parent-style-name="Standard" style:list-style-name="L3">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6dfd0" officeooo:paragraph-rsid="0016dfd0" style:font-size-asian="12pt" style:font-size-complex="12pt"/>
    </style:style>
    <style:style style:name="P29" style:family="paragraph" style:parent-style-name="Standard" style:list-style-name="L4">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70036" officeooo:paragraph-rsid="00170036" style:font-size-asian="12pt" style:font-size-complex="12pt"/>
    </style:style>
    <style:style style:name="P30" style:family="paragraph" style:parent-style-name="Standard" style:list-style-name="L4">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74f34" officeooo:paragraph-rsid="00174f34" style:font-size-asian="12pt" style:font-size-complex="12pt"/>
    </style:style>
    <style:style style:name="P31" style:family="paragraph" style:parent-style-name="Standard" style:list-style-name="L5">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85da3" officeooo:paragraph-rsid="00185da3" style:font-size-asian="12pt" style:font-size-complex="12pt"/>
    </style:style>
    <style:style style:name="P32" style:family="paragraph" style:parent-style-name="Standard" style:list-style-name="L5">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9d35e" officeooo:paragraph-rsid="0019d35e" style:font-size-asian="12pt" style:font-size-complex="12pt"/>
    </style:style>
    <style:style style:name="P33"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b32e4" officeooo:paragraph-rsid="001b32e4" style:font-size-asian="12pt" style:font-size-complex="12pt"/>
    </style:style>
    <style:style style:name="P34"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b75d8" officeooo:paragraph-rsid="001b75d8" style:font-size-asian="12pt" style:font-size-complex="12pt"/>
    </style:style>
    <style:style style:name="P35"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c1cde" officeooo:paragraph-rsid="001c1cde" style:font-size-asian="12pt" style:font-size-complex="12pt"/>
    </style:style>
    <style:style style:name="P36" style:family="paragraph" style:parent-style-name="Standard" style:list-style-name="L8">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3f0ac" officeooo:paragraph-rsid="0023f0ac" style:font-size-asian="12pt" style:font-size-complex="12pt"/>
    </style:style>
    <style:style style:name="P37" style:family="paragraph" style:parent-style-name="Standard" style:list-style-name="L9">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3f0ac" officeooo:paragraph-rsid="0023f0ac" style:font-size-asian="12pt" style:font-size-complex="12pt"/>
    </style:style>
    <style:style style:name="P38" style:family="paragraph" style:parent-style-name="Standard" style:list-style-name="L10">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4cbb8" officeooo:paragraph-rsid="0024cbb8" style:font-size-asian="12pt" style:font-size-complex="12pt"/>
    </style:style>
    <style:style style:name="P39" style:family="paragraph" style:parent-style-name="Standard" style:list-style-name="L1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b36f4" officeooo:paragraph-rsid="002b36f4" style:font-size-asian="12pt" style:font-size-complex="12pt"/>
    </style:style>
    <style:style style:name="P40" style:family="paragraph" style:parent-style-name="Standard" style:list-style-name="L1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cc1e3" officeooo:paragraph-rsid="002cc1e3" style:font-size-asian="12pt" style:font-size-complex="12pt"/>
    </style:style>
    <style:style style:name="P41"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c1cde" officeooo:paragraph-rsid="001c1cde" style:font-size-asian="12pt" style:font-weight-asian="normal" style:font-size-complex="12pt" style:font-weight-complex="normal"/>
    </style:style>
    <style:style style:name="P42"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d42bb" officeooo:paragraph-rsid="001d42bb" style:font-size-asian="12pt" style:font-weight-asian="normal" style:font-size-complex="12pt" style:font-weight-complex="normal"/>
    </style:style>
    <style:style style:name="P43"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1ef0ce" officeooo:paragraph-rsid="001ef0ce" style:font-size-asian="12pt" style:font-weight-asian="normal" style:font-size-complex="12pt" style:font-weight-complex="normal"/>
    </style:style>
    <style:style style:name="P44"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0c1e6" officeooo:paragraph-rsid="0020c1e6" style:font-size-asian="12pt" style:font-weight-asian="normal" style:font-size-complex="12pt" style:font-weight-complex="normal"/>
    </style:style>
    <style:style style:name="P45" style:family="paragraph" style:parent-style-name="Standard" style:list-style-name="L7">
      <style:paragraph-properties fo:text-align="start" style:justify-single-word="false" fo:orphans="2" fo:widows="2"/>
      <style:text-properties fo:font-variant="normal" fo:text-transform="none" fo:color="#404040" style:font-name="Liberation Sans" fo:font-size="12pt" fo:letter-spacing="normal" fo:font-style="normal" fo:font-weight="normal" officeooo:rsid="00229909" officeooo:paragraph-rsid="00229909" style:font-size-asian="12pt" style:font-style-asian="normal" style:font-weight-asian="normal" style:font-size-complex="12pt" style:font-style-complex="normal" style:font-weight-complex="normal"/>
    </style:style>
    <style:style style:name="P46" style:family="paragraph" style:parent-style-name="Standard" style:list-style-name="L6">
      <style:paragraph-properties fo:text-align="start" style:justify-single-word="false" fo:orphans="2" fo:widows="2"/>
      <style:text-properties fo:font-variant="normal" fo:text-transform="none" fo:color="#404040" style:font-name="Liberation Sans" fo:font-size="12pt" fo:letter-spacing="normal" fo:font-style="italic" fo:font-weight="normal" officeooo:rsid="0020c1e6" officeooo:paragraph-rsid="0020c1e6" style:font-size-asian="12pt" style:font-style-asian="italic" style:font-weight-asian="normal" style:font-size-complex="12pt" style:font-style-complex="italic" style:font-weight-complex="normal"/>
    </style:style>
    <style:style style:name="P47" style:family="paragraph" style:parent-style-name="Standard" style:list-style-name="L7">
      <style:paragraph-properties fo:text-align="start" style:justify-single-word="false" fo:orphans="2" fo:widows="2"/>
      <style:text-properties fo:font-variant="normal" fo:text-transform="none" fo:color="#404040" style:font-name="Liberation Sans" fo:font-size="12pt" fo:letter-spacing="normal" fo:font-style="italic" fo:font-weight="normal" officeooo:rsid="002130eb" officeooo:paragraph-rsid="002130eb" style:font-size-asian="12pt" style:font-style-asian="italic" style:font-weight-asian="normal" style:font-size-complex="12pt" style:font-style-complex="italic" style:font-weight-complex="normal"/>
    </style:style>
    <style:style style:name="P48" style:family="paragraph" style:parent-style-name="Standard" style:list-style-name="L15">
      <style:paragraph-properties fo:text-align="start" style:justify-single-word="false" fo:orphans="2" fo:widows="2"/>
      <style:text-properties fo:font-variant="normal" fo:text-transform="none" fo:color="#292b2c" style:font-name="Quattrocento" fo:font-size="12pt" fo:letter-spacing="normal" fo:font-style="normal" fo:font-weight="normal" officeooo:rsid="0026dccd" officeooo:paragraph-rsid="0026dccd" style:font-size-asian="12pt" style:font-size-complex="12pt"/>
    </style:style>
    <style:style style:name="P49" style:family="paragraph" style:parent-style-name="Standard" style:list-style-name="L15">
      <style:paragraph-properties fo:text-align="start" style:justify-single-word="false" fo:orphans="2" fo:widows="2"/>
      <style:text-properties fo:font-variant="normal" fo:text-transform="none" fo:color="#292b2c" style:font-name="Quattrocento" fo:font-size="12pt" fo:letter-spacing="normal" fo:font-style="normal" fo:font-weight="normal" officeooo:rsid="00272b5a" officeooo:paragraph-rsid="00272b5a" style:font-size-asian="12pt" style:font-size-complex="12pt"/>
    </style:style>
    <style:style style:name="P50" style:family="paragraph" style:parent-style-name="Standard" style:list-style-name="L15">
      <style:paragraph-properties fo:text-align="start" style:justify-single-word="false" fo:orphans="2" fo:widows="2"/>
      <style:text-properties fo:font-variant="normal" fo:text-transform="none" fo:color="#292b2c" style:font-name="Quattrocento" fo:font-size="12pt" fo:letter-spacing="normal" fo:font-style="normal" fo:font-weight="normal" officeooo:rsid="00273575" officeooo:paragraph-rsid="00273575" style:font-size-asian="12pt" style:font-size-complex="12pt"/>
    </style:style>
    <style:style style:name="P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2f4ad0" officeooo:paragraph-rsid="002f4ad0" style:font-size-asian="12pt" style:font-weight-asian="normal" style:font-size-complex="12pt" style:font-weight-complex="normal"/>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30c620" officeooo:paragraph-rsid="0030c620" style:font-size-asian="12pt" style:font-weight-asian="normal" style:font-size-complex="12pt" style:font-weight-complex="normal"/>
    </style:style>
    <style:style style:name="P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316a98" officeooo:paragraph-rsid="00316a98" style:font-size-asian="12pt" style:font-weight-asian="normal" style:font-size-complex="12pt" style:font-weight-complex="normal"/>
    </style:style>
    <style:style style:name="P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paragraph-rsid="0030c620"/>
    </style:style>
    <style:style style:name="P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bold" officeooo:rsid="00306e3b" officeooo:paragraph-rsid="00306e3b" style:font-size-asian="12pt" style:font-weight-asian="bold" style:font-size-complex="12pt" style:font-weight-complex="bold"/>
    </style:style>
    <style:style style:name="P56" style:family="paragraph" style:parent-style-name="Text_20_body" style:list-style-name="L11">
      <style:paragraph-properties fo:text-align="start" style:justify-single-word="false" fo:orphans="2" fo:widows="2"/>
      <style:text-properties fo:font-variant="normal" fo:text-transform="none" fo:color="#000000" style:font-name="Verdana" fo:font-size="9pt" fo:letter-spacing="normal" fo:font-style="normal" fo:font-weight="normal" officeooo:rsid="0026dccd" officeooo:paragraph-rsid="0026dccd" style:font-size-asian="12pt" style:font-size-complex="12pt"/>
    </style:style>
    <style:style style:name="P57" style:family="paragraph" style:parent-style-name="Text_20_body" style:list-style-name="L12">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9pt" fo:letter-spacing="normal" fo:font-style="normal" fo:font-weight="normal"/>
    </style:style>
    <style:style style:name="P58" style:family="paragraph" style:parent-style-name="Text_20_body" style:list-style-name="L13">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9pt" fo:letter-spacing="normal" fo:font-style="normal" fo:font-weight="normal"/>
    </style:style>
    <style:style style:name="P59" style:family="paragraph" style:parent-style-name="Text_20_body" style:list-style-name="L14">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style>
    <style:style style:name="P60" style:family="paragraph" style:parent-style-name="Text_20_body" style:list-style-name="L14">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officeooo:rsid="0026dccd" officeooo:paragraph-rsid="0026dccd"/>
    </style:style>
    <style:style style:name="P6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04040" style:font-name="Liberation Sans" fo:font-size="12pt" fo:letter-spacing="normal" fo:font-style="normal" fo:font-weight="normal" officeooo:rsid="0030c620" officeooo:paragraph-rsid="0030c620" style:font-size-asian="12pt" style:font-weight-asian="normal" style:font-size-complex="12pt" style:font-weight-complex="normal"/>
    </style:style>
    <style:style style:name="P62" style:family="paragraph" style:parent-style-name="Text_20_body" style:list-style-name="L17">
      <style:paragraph-properties fo:margin-left="0.635cm" fo:margin-right="0cm" fo:margin-top="0cm" fo:margin-bottom="0.635cm" loext:contextual-spacing="false" style:line-height-at-least="0.635cm" fo:orphans="2" fo:widows="2" fo:text-indent="0cm" style:auto-text-indent="false" fo:padding="0cm" fo:border="none"/>
    </style:style>
    <style:style style:name="P63" style:family="paragraph" style:parent-style-name="Text_20_body" style:list-style-name="L18">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16dfd0"/>
    </style:style>
    <style:style style:name="T2" style:family="text">
      <style:text-properties officeooo:rsid="00174f34"/>
    </style:style>
    <style:style style:name="T3" style:family="text">
      <style:text-properties fo:font-style="normal" style:font-style-asian="normal" style:font-style-complex="normal"/>
    </style:style>
    <style:style style:name="T4" style:family="text">
      <style:text-properties officeooo:rsid="0026dccd"/>
    </style:style>
    <style:style style:name="T5" style:family="text">
      <style:text-properties fo:color="#3399aa" style:text-line-through-style="none" style:text-line-through-type="none" style:text-underline-style="none" style:text-blinking="false" fo:background-color="#ffffff" loext:char-shading-value="0"/>
    </style:style>
    <style:style style:name="T6" style:family="text">
      <style:text-properties officeooo:rsid="00273575"/>
    </style:style>
    <style:style style:name="T7" style:family="text">
      <style:text-properties officeooo:rsid="0029751e"/>
    </style:style>
    <style:style style:name="T8" style:family="text">
      <style:text-properties fo:font-weight="bold" style:font-weight-asian="bold" style:font-weight-complex="bold"/>
    </style:style>
    <style:style style:name="T9" style:family="text">
      <style:text-properties officeooo:rsid="00306e3b"/>
    </style:style>
    <style:style style:name="T10" style:family="text">
      <style:text-properties style:font-name="Lato" fo:font-size="10.5pt"/>
    </style:style>
    <style:style style:name="T11" style:family="text">
      <style:text-properties fo:font-variant="normal" fo:text-transform="none" fo:color="#404040" style:font-name="Lato" fo:font-size="10.5pt" fo:letter-spacing="normal" fo:font-style="normal" fo:font-weight="normal"/>
    </style:style>
    <style:style style:name="T12" style:family="text">
      <style:text-properties fo:font-variant="normal" fo:text-transform="none" fo:color="#e74c3c" style:font-name="Consolas" fo:font-size="7.5pt" fo:letter-spacing="normal" fo:font-style="normal" fo:font-weight="normal" fo:background-color="#ffffff" loext:char-shading-value="0" loext:padding-left="0.132cm" loext:padding-right="0.132cm" loext:padding-top="0.049cm" loext:padding-bottom="0.049cm" loext:border="0.06pt solid #e1e4e5"/>
    </style:style>
    <style:style style:name="T13" style:family="text">
      <style:text-properties officeooo:rsid="0030c620" style:font-size-asian="12pt" style:font-weight-asian="normal" style:font-size-complex="12pt" style:font-weight-complex="normal"/>
    </style:style>
    <style:style style:name="T14" style:family="text">
      <style:text-properties fo:color="#e74c3c" style:font-name="Consolas" fo:font-size="7.5pt" fo:background-color="#ffffff" loext:char-shading-value="0" loext:padding-left="0.132cm" loext:padding-right="0.132cm" loext:padding-top="0.049cm" loext:padding-bottom="0.049cm" loext:border="0.06pt solid #e1e4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rite a blog post describing what happened as you went through the exercises (your successes, your failures, the help you may have found/received), and link to your 'faillog' (ie, the notes you upload to your github account - for more on that, see the exercises!).</text:p>
      <text:p text:style-name="P12"/>
      <text:p text:style-name="P12"/>
      <text:p text:style-name="P12"/>
      <text:p text:style-name="P12">How are these scholars portraying themselves? How do they approach the idea of 'openness'? How is your own work 'generous'? Please annotate their work with your observations and questions; please also respond to someone else's annotation with a substantive observation of your own.</text:p>
      <text:p text:style-name="P12"/>
      <text:p text:style-name="P12"/>
      <text:p text:style-name="P13">Sunrise on Methodology and Radical Transparency of Sources in Historical Writing (March 15, 2008 by Trevor Owens)</text:p>
      <text:list xml:id="list4964493153412984577" text:style-name="L1">
        <text:list-item>
          <text:p text:style-name="P20">moving away from questions of ideology and text-based work towards big media tools</text:p>
        </text:list-item>
        <text:list-item>
          <text:p text:style-name="P20">online research can now link directly to source material – transparency</text:p>
          <text:list>
            <text:list-item>
              <text:p text:style-name="P20">accountability in footnotes, interpretations, etc</text:p>
            </text:list-item>
            <text:list-item>
              <text:p text:style-name="P21">assist in easier finding of sources </text:p>
            </text:list-item>
          </text:list>
        </text:list-item>
        <text:list-item>
          <text:p text:style-name="P21">BIO</text:p>
          <text:list>
            <text:list-item>
              <text:p text:style-name="P21">librarian, grant maker, researcher, educator working on digital infrastructure for libraries and cultural heritage institutions</text:p>
            </text:list-item>
            <text:list-item>
              <text:p text:style-name="P22">author, senior program administrator, professor, recipient of the Archival Innovator Award</text:p>
            </text:list-item>
            <text:list-item>
              <text:p text:style-name="P22">approach openness from a positive standpoint – research collaboration</text:p>
            </text:list-item>
          </text:list>
        </text:list-item>
      </text:list>
      <text:p text:style-name="P1"/>
      <text:p text:style-name="P1">Research – Open Notebook History (W. Caleb McDaniel, May 22, 2013)</text:p>
      <text:list xml:id="list4598126319292863496" text:style-name="L2">
        <text:list-item>
          <text:p text:style-name="P23">Open source can mean – active development on a program has effectively ceased or open source software (OSS) is code that anyone can inspect and change</text:p>
        </text:list-item>
        <text:list-item>
          <text:p text:style-name="P24">Q: What would it look like to make our notebooks digital and “open source” from the very beginning?</text:p>
          <text:list>
            <text:list-item>
              <text:p text:style-name="P24">Can construct and curate materials in real time</text:p>
            </text:list-item>
          </text:list>
        </text:list-item>
        <text:list-item>
          <text:p text:style-name="P24">Open Notebook Science – underlying data, methods, experimental results</text:p>
          <text:list>
            <text:list-item>
              <text:p text:style-name="P24">even failed or small experiments = dark data</text:p>
            </text:list-item>
            <text:list-item>
              <text:p text:style-name="P24">badges communicate levels of openness (like Creative Commons)</text:p>
            </text:list-item>
          </text:list>
        </text:list-item>
        <text:list-item>
          <text:p text:style-name="P25">focus on open intellectual exchange, integrity, and honesty</text:p>
        </text:list-item>
        <text:list-item>
          <text:p text:style-name="P25">dark data – repository of knowledge and thought hidden from public view</text:p>
          <text:list>
            <text:list-item>
              <text:p text:style-name="P25">but don’t always recognize the value of what we decide not to use</text:p>
            </text:list-item>
            <text:list-item>
              <text:p text:style-name="P25">new avenues of interpretation and new linkages, new collaboration</text:p>
            </text:list-item>
          </text:list>
        </text:list-item>
        <text:list-item>
          <text:p text:style-name="P25">paper is disadvantaged – have to be in same room; can’t tell what time edited, etc</text:p>
        </text:list-item>
        <text:list-item>
          <text:p text:style-name="P25">hyperlink – machine readable way of linking sources, ideas, concepts, etc – symbolize ideas about a relationship (like the wiki-game)</text:p>
        </text:list-item>
        <text:list-item>
          <text:p text:style-name="P25">version control – track changes and see edit history</text:p>
        </text:list-item>
        <text:list-item>
          <text:p text:style-name="P25">stealing an idea before publication – version control will preserve the idea first</text:p>
        </text:list-item>
        <text:list-item>
          <text:p text:style-name="P25">BIO</text:p>
          <text:list>
            <text:list-item>
              <text:p text:style-name="P25">professor, education all listed (years, universities, degrees), same with publications, awards, grants – put himself all out there, conferences, interviews, courses taught</text:p>
            </text:list-item>
            <text:list-item>
              <text:p text:style-name="P26">online free to read his book introduction</text:p>
            </text:list-item>
          </text:list>
        </text:list-item>
      </text:list>
      <text:p text:style-name="P2"><text:soft-page-break/></text:p>
      <text:p text:style-name="P2">Ian Milligan – SSHRC’s Research Data Archiving Policy and Historians (23 October, 2014)</text:p>
      <text:list xml:id="list1193563704685473510" text:style-name="L3">
        <text:list-item>
          <text:p text:style-name="P27">*inserts himself into his blog writing – not formal writing</text:p>
        </text:list-item>
        <text:list-item>
          <text:p text:style-name="P27">if funded by SSHRC, have to deposit research – but not online, most historians would object</text:p>
        </text:list-item>
        <text:list-item>
          <text:p text:style-name="P27">value of archive work tied to time/effort and scarcity of sources - “<text:span text:style-name="T1">it’s ours”</text:span></text:p>
          <text:list>
            <text:list-item>
              <text:p text:style-name="P27">but this way prevents duplication of data collection</text:p>
            </text:list-item>
          </text:list>
        </text:list-item>
        <text:list-item>
          <text:p text:style-name="P28">BIO</text:p>
          <text:list>
            <text:list-item>
              <text:p text:style-name="P28">professor at Waterloo, clearly states main purpose (how historians can use web archives); lists all research affiliations</text:p>
            </text:list-item>
            <text:list-item>
              <text:p text:style-name="P28">writing a third book, but says “I’ll tell you more about it when it’s ready” - ironic given subject matter about openness and collaboration</text:p>
            </text:list-item>
          </text:list>
        </text:list-item>
      </text:list>
      <text:p text:style-name="P3"/>
      <text:p text:style-name="P3">Ian Milligan – Why Canada’s Open Data Initiative Matters to Historians (27, January, 2014)</text:p>
      <text:list xml:id="list5173550200007326767" text:style-name="L4">
        <text:list-item>
          <text:p text:style-name="P29">open government – people of a country should be able to access, read and manipulate the data that a country generates</text:p>
        </text:list-item>
        <text:list-item>
          <text:p text:style-name="P29">Political Open Data – information of 38,778 candidates for federal office (occupational information, province, riding, name, gender, party, etc)</text:p>
        </text:list-item>
        <text:list-item>
          <text:p text:style-name="P29">*<text:span text:style-name="T2">rely on data as submitted – not perfect ** remember to contextualize it all still</text:span></text:p>
        </text:list-item>
        <text:list-item>
          <text:p text:style-name="P30">Military Open Data – Soldiers of the First World War database (over 600 000 names)</text:p>
          <text:list>
            <text:list-item>
              <text:p text:style-name="P30">compare who lived to who died (by last name, by ethnicity, by region)</text:p>
            </text:list-item>
          </text:list>
        </text:list-item>
        <text:list-item>
          <text:p text:style-name="P30">Social history – births, deaths, baby names, marriages – connect them to find trends</text:p>
        </text:list-item>
      </text:list>
      <text:p text:style-name="P4"/>
      <text:p text:style-name="P4">Writing in Public – by Michelle Moravec </text:p>
      <text:list xml:id="list7612566826652635138" text:style-name="L5">
        <text:list-item>
          <text:p text:style-name="P31">not incompatible with diversity – but as a result – out of marginal histories to get recognized and take a prominant place – public vs private</text:p>
        </text:list-item>
        <text:list-item>
          <text:p text:style-name="P31">commodification of ideas as academic currency</text:p>
        </text:list-item>
        <text:list-item>
          <text:p text:style-name="P32">sharing as liberating by creating community and being open <text:a xlink:type="simple" xlink:href="https://hyp.is/FQroxGaTEeeuNIcJF5t-bg/michellemoravec.com/michelle-moravec/" text:style-name="Internet_20_link" text:visited-style-name="Visited_20_Internet_20_Link">https://hyp.is/FQroxGaTEeeuNIcJF5t-bg/michellemoravec.com/michelle-moravec/</text:a></text:p>
        </text:list-item>
      </text:list>
      <text:p text:style-name="P5"/>
      <text:p text:style-name="P5">Generous Thinking: Introduction (Planned Obsolescence – Kathleen Fitzpatrick, Oct 5, /16)</text:p>
      <text:list xml:id="list8285332742407724112" text:style-name="L6">
        <text:list-item>
          <text:p text:style-name="P33">revised version of a talk at U of Richmond</text:p>
        </text:list-item>
        <text:list-item>
          <text:p text:style-name="P33">is honest that her plans on the book are not solidified yet</text:p>
        </text:list-item>
        <text:list-item>
          <text:p text:style-name="P33">academic careers ask you to criticize, argue, unpack, subvert – not pay attention, listen, reading with, not against</text:p>
        </text:list-item>
        <text:list-item>
          <text:p text:style-name="P33">desires to see universities and those in them cultivate greater disposition toward listening, patience, engaging with what’s in front of us</text:p>
        </text:list-item>
        <text:list-item>
          <text:p text:style-name="P34">advance history through disagreement and revision – very interesting point in terms of open data/ research</text:p>
        </text:list-item>
        <text:list-item>
          <text:p text:style-name="P35">afraid of self-promotion – coming out of colonial and discriminatory roots</text:p>
          <text:list>
            <text:list-item>
              <text:p text:style-name="P35">suspicious about goals of universities and academia – for global profit ultimately</text:p>
            </text:list-item>
            <text:list-item>
              <text:p text:style-name="P35">need to be understandable to the ordinary citizen – they care about subject matter</text:p>
            </text:list-item>
            <text:list-item>
              <text:p text:style-name="P35">need to develop a generosity of mind – openness </text:p>
            </text:list-item>
            <text:list-item>
              <text:p text:style-name="P41"><text:a xlink:type="simple" xlink:href="https://hyp.is/kfrKLGNnEee1OSOot1QuqA/www.plannedobsolescence.net/generous-thinking-introduction/" text:style-name="Internet_20_link" text:visited-style-name="Visited_20_Internet_20_Link">https://hyp.is/kfrKLGNnEee1OSOot1QuqA/www.plannedobsolescence.net/generous-thinking-introduction/</text:a></text:p>
              <text:list>
                <text:list-item>
                  <text:p text:style-name="P41"><text:soft-page-break/>start engaging with others – not trying to poke holes in their arguments or shut them down</text:p>
                </text:list-item>
              </text:list>
            </text:list-item>
          </text:list>
        </text:list-item>
        <text:list-item>
          <text:p text:style-name="P42">why not public literary criticism? -reach out to non-specialist audiences</text:p>
        </text:list-item>
        <text:list-item>
          <text:p text:style-name="P43">anxieties about de-professionalization, association with the amateur; continued division and ordering of the various categories to which our labour as academics is committed</text:p>
        </text:list-item>
        <text:list-item>
          <text:p text:style-name="P43">generosity can emphasize collaboration </text:p>
          <text:list>
            <text:list-item>
              <text:p text:style-name="P43">still can be critical </text:p>
            </text:list-item>
          </text:list>
        </text:list-item>
        <text:list-item>
          <text:p text:style-name="P43">worry that loving a topic turns you into amateur – willing to work for free</text:p>
        </text:list-item>
        <text:list-item>
          <text:p text:style-name="P44">BIO</text:p>
          <text:list>
            <text:list-item>
              <text:p text:style-name="P44">again with the traditional creds; work is provided as links to access </text:p>
            </text:list-item>
            <text:list-item>
              <text:p text:style-name="P46">Planned Obsolesce<text:span text:style-name="T3"> released in 2009 in draft form for peer review *(key)</text:span></text:p>
            </text:list-item>
          </text:list>
        </text:list-item>
      </text:list>
      <text:p text:style-name="P9"/>
      <text:p text:style-name="P9">My Digital Publishing Update: Nothing (June 4, 2017 by Sheila <text:span text:style-name="T4">Brennan</text:span>)</text:p>
      <text:list xml:id="list3169164108293685792" text:style-name="L7">
        <text:list-item>
          <text:p text:style-name="P47"><text:span text:style-name="T3">working on producing hybrid digital publication – </text:span>Stamping American Memory<text:span text:style-name="T3"> </text:span></text:p>
          <text:list>
            <text:list-item>
              <text:p text:style-name="P45">was meant to be all peer-reviewed, etc online</text:p>
            </text:list-item>
          </text:list>
        </text:list-item>
        <text:list-item>
          <text:p text:style-name="P45">but lacks a formal publisher and DOI</text:p>
          <text:list>
            <text:list-item>
              <text:p text:style-name="P45">Michigan Press is having trouble deciding what to do with it</text:p>
            </text:list-item>
          </text:list>
        </text:list-item>
        <text:list-item>
          <text:p text:style-name="P45">author has been involved in several other online publications</text:p>
        </text:list-item>
        <text:list-item>
          <text:p text:style-name="P45">Problems:</text:p>
          <text:list>
            <text:list-item>
              <text:p text:style-name="P45">platforms and domains – where to host it, etc</text:p>
            </text:list-item>
            <text:list-item>
              <text:p text:style-name="P45">Peer review – Mpress not able to help with the open review process </text:p>
            </text:list-item>
            <text:list-item>
              <text:p text:style-name="P45">Final revisions and formats – publisher wanted to do a print version</text:p>
            </text:list-item>
          </text:list>
        </text:list-item>
        <text:list-item>
          <text:p text:style-name="P45">BIO</text:p>
          <text:list>
            <text:list-item>
              <text:p text:style-name="P45">credentials; links to digital history projects she has worked on</text:p>
            </text:list-item>
          </text:list>
        </text:list-item>
      </text:list>
      <text:p text:style-name="P10"/>
      <text:p text:style-name="P11">Research Data Archiving Policy – Social Sciences and Humanities Research Council (Government of Canada)</text:p>
      <text:list xml:id="list4971772032556619614" text:style-name="L8">
        <text:list-item>
          <text:p text:style-name="P36">federal research funding agencies – Canadian Institutes of Health Research (CIHR), Natural Sciences and Engineering Research Council of Canada (NSERC), SSHRC in process of reviewing and enhancing data management requirements </text:p>
        </text:list-item>
        <text:list-item>
          <text:p text:style-name="P36">committed to principle that research collected with public funds belongs in public domain</text:p>
        </text:list-item>
        <text:list-item>
          <text:p text:style-name="P36">to facilitate advancement of knowledge in the social sciences and humanities by encouraging researchers to share research data </text:p>
        </text:list-item>
        <text:list-item>
          <text:p text:style-name="P36">see summary:</text:p>
          <text:list>
            <text:list-item>
              <text:p text:style-name="P36"><text:a xlink:type="simple" xlink:href="https://hyp.is/WQBwUGZVEeeWbp98gqm7dw/www.sshrc-crsh.gc.ca/about-au_sujet/policies-politiques/statements-enonces/edata-donnees_electroniques-eng.aspx" text:style-name="Internet_20_link" text:visited-style-name="Visited_20_Internet_20_Link">https://hyp.is/WQBwUGZVEeeWbp98gqm7dw/www.sshrc-crsh.gc.ca/about-au_sujet/policies-politiques/statements-enonces/edata-donnees_electroniques-eng.aspx</text:a></text:p>
            </text:list-item>
          </text:list>
        </text:list-item>
      </text:list>
      <text:p text:style-name="P6"/>
      <text:p text:style-name="P6">Ian Milligan (Twitter, 22 October 2014) – comments</text:p>
      <text:list xml:id="list1448750634819163019" text:style-name="L9">
        <text:list-item>
          <text:p text:style-name="P37">people comment about how it feels wrong to publically share their data/research</text:p>
        </text:list-item>
      </text:list>
      <text:p text:style-name="P6"/>
      <text:p text:style-name="P6">Ian Milligan (Twitter, 22 October 2014) – comments</text:p>
      <text:list xml:id="list4153196993441079425" text:style-name="L10">
        <text:list-item>
          <text:p text:style-name="P38">are digital photos research data – also need to be deposited?</text:p>
        </text:list-item>
        <text:list-item>
          <text:p text:style-name="P38">Questions of signing forms for personal use only at archives – copyright issues</text:p>
        </text:list-item>
      </text:list>
      <text:p text:style-name="P7"/>
      <text:p text:style-name="P16"><text:soft-page-break/><text:span text:style-name="T4">Knowledge Mobilization</text:span> <text:span text:style-name="T4">(SSHRC – Government of Canada) </text:span></text:p>
      <text:list xml:id="list2764888053317458752" text:style-name="L11">
        <text:list-item>
          <text:p text:style-name="P56">publications such as journal articles, books and reports;</text:p>
        </text:list-item>
        <text:list-item text:style-override="L12">
          <text:p text:style-name="P57">events such as workshops and conferences;</text:p>
        </text:list-item>
        <text:list-item text:style-override="L13">
          <text:p text:style-name="P58">teaching curricula development or improvement; and</text:p>
        </text:list-item>
        <text:list-item text:style-override="L14">
          <text:p text:style-name="P59">knowledge transfer, synthesis, exchange and co-creation.</text:p>
        </text:list-item>
        <text:list-item text:style-override="L14">
          <text:p text:style-name="P60">Knowledge should be available through websites, databases, institutional repositories</text:p>
        </text:list-item>
      </text:list>
      <text:p text:style-name="P8"/>
      <text:p text:style-name="P8">Sustainable Authorship in Plain Text using Pandoc and Markdown (Dennis Tenen and Grant Wythoff) </text:p>
      <text:list xml:id="list617793834365319688" text:style-name="L15">
        <text:list-item>
          <text:p text:style-name="P48">Markdown—an easy to read and write markup syntax for plain text</text:p>
        </text:list-item>
        <text:list-item>
          <text:p text:style-name="P48"> <text:a xlink:type="simple" xlink:href="http://johnmacfarlane.net/pandoc/" office:target-frame-name="_blank" xlink:show="new" text:style-name="Internet_20_link" text:visited-style-name="Visited_20_Internet_20_Link"><text:span text:style-name="T5">Pandoc</text:span></text:a>, a command line tool that converts plain text into a number of beautifully formatted file types: PDF, .docx, HTML, LaTeX, slide decks, and more</text:p>
        </text:list-item>
        <text:list-item>
          <text:p text:style-name="P48">With Pandoc as your digital typesetting tool, you can use Markdown syntax to add figures, a bibliography, formatting, and easily change citation styles from Chicago to MLA (for instance), all using plain text.</text:p>
        </text:list-item>
        <text:list-item>
          <text:p text:style-name="P49">Authors base practice of history on proprietary tools and formats – problem</text:p>
          <text:list>
            <text:list-item>
              <text:p text:style-name="P49">negative implications – unnecessary barriers</text:p>
            </text:list-item>
            <text:list-item>
              <text:p text:style-name="P49"><text:s/>code underwriting programs is proprietary</text:p>
            </text:list-item>
          </text:list>
        </text:list-item>
        <text:list-item>
          <text:p text:style-name="P49">Markdown as syntax for marking semantic elements within a document explicitly – files always comprehensible even if “out of business”</text:p>
          <text:list>
            <text:list-item>
              <text:p text:style-name="P49">merely a convention </text:p>
            </text:list-item>
            <text:list-item>
              <text:p text:style-name="P49">files stored as plain text – <text:span text:style-name="T6">always will be readable</text:span></text:p>
            </text:list-item>
          </text:list>
        </text:list-item>
        <text:list-item>
          <text:p text:style-name="P50">Principles:</text:p>
          <text:list>
            <text:list-item>
              <text:p text:style-name="P50">Sustainability – transparency and long-term preservation</text:p>
              <text:list>
                <text:list-item>
                  <text:p text:style-name="P50">easy and powerful versioning of the document – collaboration and draft organizing</text:p>
                </text:list-item>
              </text:list>
            </text:list-item>
            <text:list-item>
              <text:p text:style-name="P50">preference for human-readable formats – what you see is what you get</text:p>
            </text:list-item>
            <text:list-item>
              <text:p text:style-name="P50">separation of form and content – write first, format later</text:p>
            </text:list-item>
            <text:list-item>
              <text:p text:style-name="P50">support for the academic apparatus – footnotes, international characters, bibliographies handled easier</text:p>
            </text:list-item>
            <text:list-item>
              <text:p text:style-name="P50">platform independence – easy to share, edit, archive in any environment</text:p>
            </text:list-item>
          </text:list>
        </text:list-item>
        <text:list-item>
          <text:p text:style-name="P50">Software Requirements</text:p>
          <text:list>
            <text:list-item>
              <text:p text:style-name="P50">Plain text editor </text:p>
            </text:list-item>
            <text:list-item>
              <text:p text:style-name="P50">command line terminal</text:p>
            </text:list-item>
            <text:list-item>
              <text:p text:style-name="P50">Pandoc - ***needs to be installed</text:p>
            </text:list-item>
          </text:list>
        </text:list-item>
        <text:list-item>
          <text:p text:style-name="P50">Markdown is a convention for structuring your plain-text documents semantically. The idea is to identify logical structures in your document (a title, sections, subsections, footnotes, etc.), mark them with some unobtrusive characters, and then “compile” the resulting text with a typesetting interpreter which will format the document consistently, according to a specified style.</text:p>
        </text:list-item>
        <text:list-item>
          <text:p text:style-name="P50">** <text:span text:style-name="T7">See folder “Markdown Tutorial” for files related to this project</text:span></text:p>
        </text:list-item>
      </text:list>
      <text:p text:style-name="P12"/>
      <text:p text:style-name="P12"/>
      <text:p text:style-name="P17"><text:soft-page-break/>Preserving Your Research Data by James Baker</text:p>
      <text:list xml:id="list306353582064829238" text:style-name="L16">
        <text:list-item>
          <text:p text:style-name="P39">computers as default to store research data</text:p>
          <text:list>
            <text:list-item>
              <text:p text:style-name="P39">can be browsed and searched, hosted, merged with or queried against</text:p>
            </text:list-item>
          </text:list>
        </text:list-item>
        <text:list-item>
          <text:p text:style-name="P39">risk of loss if not generated and preserved that is understandable and meaningful years or decades later</text:p>
        </text:list-item>
        <text:list-item>
          <text:p text:style-name="P39">need to just look at computer files and random people should understand </text:p>
        </text:list-item>
        <text:list-item>
          <text:p text:style-name="P39">Documenting research data</text:p>
          <text:list>
            <text:list-item>
              <text:p text:style-name="P39">document to capture process of data creation, changes, and tacit knowledge associated with data </text:p>
            </text:list-item>
            <text:list-item>
              <text:p text:style-name="P39">documentation describing notes from examining archives; tabulated data; a directory of digital images</text:p>
            </text:list-item>
            <text:list-item>
              <text:p text:style-name="P39">describe meaningful links not obvious over time</text:p>
            </text:list-item>
          </text:list>
        </text:list-item>
        <text:list-item>
          <text:p text:style-name="P39">File Formats </text:p>
          <text:list>
            <text:list-item>
              <text:p text:style-name="P39">platform agnostic formats (.txt or .csv or .tsv) = plain text</text:p>
            </text:list-item>
            <text:list-item>
              <text:p text:style-name="P39">simple notation schemes preferred – easily searchable</text:p>
            </text:list-item>
          </text:list>
        </text:list-item>
        <text:list-item>
          <text:p text:style-name="P40">Structuring research data </text:p>
          <text:list>
            <text:list-item>
              <text:p text:style-name="P40">document by structuring research data in consistent and predictable manner</text:p>
              <text:list>
                <text:list-item>
                  <text:p text:style-name="P40">URLs are structured</text:p>
                </text:list-item>
              </text:list>
            </text:list-item>
            <text:list-item>
              <text:p text:style-name="P40">use combination of semantic description and data elements and date identifiers (create and use a taxonomy)</text:p>
            </text:list-item>
            <text:list-item>
              <text:p text:style-name="P40">*** see article for examples of how to structure </text:p>
            </text:list-item>
          </text:list>
        </text:list-item>
        <text:list-item>
          <text:p text:style-name="P40">BIO</text:p>
          <text:list>
            <text:list-item>
              <text:p text:style-name="P40">curator in the Digital Research team at the British Library and historian of eighteenth C Britain</text:p>
            </text:list-item>
            <text:list-item>
              <text:p text:style-name="P40">on “The Programming Historian” - publish novice-friendly, peer-reviewed tutorials to learn digital tools, techniques, and workflows</text:p>
            </text:list-item>
          </text:list>
        </text:list-item>
      </text:list>
      <text:p text:style-name="P12"/>
      <text:p text:style-name="P12">Then, make an entry on your blog that contrasts this picture of 'open access research' with what you may have learned about doing history in your other courses. Where are the dangers and where are the opportunities? What does 'open access' mean for you as a student?</text:p>
      <text:p text:style-name="P12"/>
      <text:p text:style-name="P12"/>
      <text:p text:style-name="P14"><text:a xlink:type="simple" xlink:href="https://hypothes.is/search?q=tag:%22hist3814o%22" text:style-name="Internet_20_link" text:visited-style-name="Visited_20_Internet_20_Link">https://hypothes.is/search?q=tag:%22hist3814o%22</text:a></text:p>
      <text:p text:style-name="P15"><text:a xlink:type="simple" xlink:href="https://hyp.is/xx_dBGNjEee31tfL0wpC6w/michellemoravec.com/michelle-moravec/" text:style-name="Internet_20_link" text:visited-style-name="Visited_20_Internet_20_Link">https://hyp.is/xx_dBGNjEee31tfL0wpC6w/michellemoravec.com/michelle-moravec/</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Fail Log</text:p>
      <text:p text:style-name="P18">-<text:span text:style-name="T8">Exercise One </text:span>– initially found the different way of writing and formatting things distracting and it jumbled up my thoughts/ fragmented them</text:p>
      <text:p text:style-name="P18">-then couldn’t view the pictures despite following the steps correctly (Version 1)</text:p>
      <text:p text:style-name="P18">-luckily, my brother is a IT student and pointed out that I was not actually linked to the image itself, only the search for the image</text:p>
      <text:p text:style-name="P18">-I selected the correct links and was able to view the images (Version 2)</text:p>
      <text:p text:style-name="P18">-went back to correct a few spelling and style errors (Version 3-4)</text:p>
      <text:p text:style-name="P18"/>
      <text:p text:style-name="P19">Exercise Two</text:p>
      <text:p text:style-name="P51">-<text:span text:style-name="T9">seemed to go pretty smoothly because of the previous work down in markdown and the Linux terminal</text:span></text:p>
      <text:p text:style-name="P51">-**<text:span text:style-name="T9">Huge problem is that I probably will need to revisit these instructions the first few times I do this kind of stuff</text:span></text:p>
      <text:p text:style-name="P51"/>
      <text:p text:style-name="P55">Exercise Three</text:p>
      <text:p text:style-name="P54"><text:span text:style-name="T13">NOTES - G</text:span><text:span text:style-name="T10">it is a program that keeps snapshots of the contents of a designated folder; it watches for 'difs' or differences between one snapshot and the next. You 'commit' these snapshots to a repository, which lives on your computer (it's just a folder).</text:span></text:p>
      <text:list xml:id="list7181760587784594297" text:style-name="L17">
        <text:list-item>
          <text:p text:style-name="P62"><text:span text:style-name="Emphasis"><text:span text:style-name="T11">Github</text:span></text:span><text:span text:style-name="T11"> is a webservice that allows you to share those repositories, and to keep track of those </text:span><text:span text:style-name="Emphasis"><text:span text:style-name="T11">versions</text:span></text:span><text:span text:style-name="T11"> online, and what's more, to share the repositories and files with multiple collaborators, and </text:span><text:span text:style-name="Emphasis"><text:span text:style-name="T11">keep everyone's changes straight!</text:span></text:span><text:span text:style-name="T11"> There are other services that work like Github; Github is just one of the better known services. You can browse Github repositories for code that solves a particular problem for you, software, and data.</text:span></text:p>
        </text:list-item>
      </text:list>
      <text:p text:style-name="P61"><text:span text:style-name="Source_20_Text"><text:span text:style-name="T14">repository</text:span></text:span><text:span text:style-name="T10">: a single folder that holds all of the files and subfolders of your project</text:span></text:p>
      <text:list xml:id="list8691846837983124653" text:style-name="L18">
        <text:list-item>
          <text:p text:style-name="P63"><text:span text:style-name="Source_20_Text"><text:span text:style-name="T12">commit</text:span></text:span><text:span text:style-name="T11">: this means, 'take a snapshot of the current state of my repository'</text:span></text:p>
        </text:list-item>
        <text:list-item>
          <text:p text:style-name="P63"><text:span text:style-name="Source_20_Text"><text:span text:style-name="T12">publish</text:span></text:span><text:span text:style-name="T11">: take a folder on my computer, and copy it and its contents to the web as a repository at github.com/myusername/repositoryname</text:span></text:p>
        </text:list-item>
        <text:list-item>
          <text:p text:style-name="P63"><text:span text:style-name="Source_20_Text"><text:span text:style-name="T12">sync</text:span></text:span><text:span text:style-name="T11">: update the web repository with the latest commit from the folder on my computer</text:span></text:p>
        </text:list-item>
        <text:list-item>
          <text:p text:style-name="P63"><text:span text:style-name="Source_20_Text"><text:span text:style-name="T12">branch</text:span></text:span><text:span text:style-name="T11">: make a copy of my repository with a 'working name'</text:span></text:p>
        </text:list-item>
        <text:list-item>
          <text:p text:style-name="P63"><text:span text:style-name="Source_20_Text"><text:span text:style-name="T12">merge</text:span></text:span><text:span text:style-name="T11">: fold the changes I have made on a branch into another branch (typically, either </text:span><text:span text:style-name="Source_20_Text"><text:span text:style-name="T12">master</text:span></text:span><text:span text:style-name="T11">or </text:span><text:span text:style-name="Source_20_Text"><text:span text:style-name="T12">gh-pages</text:span></text:span><text:span text:style-name="T11">)</text:span></text:p>
        </text:list-item>
        <text:list-item>
          <text:p text:style-name="P63"><text:span text:style-name="Source_20_Text"><text:span text:style-name="T12">fork</text:span></text:span><text:span text:style-name="T11">: to make a copy of someone else's repo</text:span></text:p>
        </text:list-item>
        <text:list-item>
          <text:p text:style-name="P63"><text:span text:style-name="Source_20_Text"><text:span text:style-name="T12">clone</text:span></text:span><text:span text:style-name="T11">: to copy a repo online onto your own computer</text:span></text:p>
        </text:list-item>
        <text:list-item>
          <text:p text:style-name="P63"><text:soft-page-break/><text:span text:style-name="Source_20_Text"><text:span text:style-name="T12">pull</text:span></text:span><text:span text:style-name="T11"> request: to ask the original maker of a repo to 'pull' your changes into their master, original, repository</text:span></text:p>
        </text:list-item>
        <text:list-item>
          <text:p text:style-name="P63"><text:span text:style-name="Source_20_Text"><text:span text:style-name="T12">push</text:span></text:span><text:span text:style-name="T11">: to move your changes from your computer to the online repo</text:span></text:p>
        </text:list-item>
      </text:list>
      <text:p text:style-name="P52"/>
      <text:p text:style-name="P53">Exercise Four</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Quattrocento" svg:font-family="Quattrocento, Verdana, sans-serif"/>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9:38:27.923683307</meta:creation-date>
    <meta:generator>LibreOffice/5.1.6.2$Linux_X86_64 LibreOffice_project/10m0$Build-2</meta:generator>
    <dc:date>2017-07-15T11:58:22.438974173</dc:date>
    <meta:editing-duration>PT2H46M45S</meta:editing-duration>
    <meta:editing-cycles>20</meta:editing-cycles>
    <meta:document-statistic meta:table-count="0" meta:image-count="0" meta:object-count="0" meta:page-count="7" meta:paragraph-count="166" meta:word-count="2144" meta:character-count="13616" meta:non-whitespace-character-count="11695"/>
  </office:meta>
</office:document-meta>
</file>